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Log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debug( Object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error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trace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nfo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sEnabled( Predicate &lt; Log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debug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error( Object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trace( Object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nfo( Object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getLogger( Predicate &lt; Log &gt; predic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Log.CompositeLog( List &lt; Log &gt; log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warn( Object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fatal( Object messa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fatal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warn( Objec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Log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